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B000001D4596C47BD0657353D.png" manifest:media-type="image/png"/>
  <manifest:file-entry manifest:full-path="Pictures/10000201000002F700000263533DE686E187E520.png" manifest:media-type="image/png"/>
  <manifest:file-entry manifest:full-path="Pictures/100000000000078000000438A6D82C78A4FEBD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518cm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Vorlage_5f_Boot_5f_2020_5f_16_3a_9_5f_Monitor-subtitle">
      <style:graphic-properties draw:fill-color="#ffffff" draw:textarea-vertical-align="top" draw:auto-grow-height="true" fo:min-height="5.8cm"/>
    </style:style>
    <style:style style:name="pr2" style:family="presentation" style:parent-style-name="Vorlage_5f_Boot_5f_2020_5f_16_3a_9_5f_Monitor-title">
      <style:graphic-properties draw:auto-grow-height="true" fo:min-height="1.4cm"/>
    </style:style>
    <style:style style:name="pr3" style:family="presentation" style:parent-style-name="Vorlage_5f_Boot_5f_2020_5f_16_3a_9_5f_Monitor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color="#000066" style:font-name="Ubuntu" fo:font-size="24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style:font-name="Ubuntu" fo:font-size="24pt" fo:text-shadow="1pt 1pt" fo:font-weight="bold" style:font-weight-asian="bold" style:font-weight-complex="bold"/>
    </style:style>
    <style:style style:name="P5" style:family="paragraph">
      <style:paragraph-properties fo:margin-left="0cm" fo:margin-right="0cm" fo:margin-top="0.22cm" fo:margin-bottom="0.15cm" fo:line-height="100%" fo:text-align="start" fo:text-indent="0cm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color="#000066" style:font-name="Ubuntu" fo:font-size="18pt" style:font-size-asian="18pt" style:font-size-complex="18pt"/>
    </style:style>
    <style:style style:name="T2" style:family="text">
      <style:text-properties fo:color="#ffffff" style:font-name="Ubuntu" fo:font-size="24pt" fo:text-shadow="1pt 1pt" fo:font-weight="bold" style:font-weight-asian="bold" style:font-weight-complex="bold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Ubuntu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open-boat-project.org</presentation:footer-decl>
      <draw:page draw:name="page1" draw:style-name="dp1" draw:master-page-name="Vorlage_5f_Boot_5f_2020_5f_16_3a_9_5f_Monitor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12.8cm" svg:height="5.8cm" svg:x="14.6cm" svg:y="1.6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presentation:style-name="pr2" draw:text-style-name="P4" draw:layer="layout" svg:width="11.8cm" svg:height="1.4cm" svg:x="15cm" svg:y="-0.2cm" presentation:class="title" presentation:user-transformed="true">
          <draw:text-box>
            <text:p text:style-name="P3"><text:span text:style-name="T2">SignalK - Datenmanagement</text:span></text:p>
          </draw:text-box>
        </draw:frame>
        <draw:frame presentation:style-name="pr2" draw:text-style-name="P4" draw:layer="layout" svg:width="11.8cm" svg:height="1.4cm" svg:x="0.8cm" svg:y="7.755cm" presentation:class="title" presentation:user-transformed="true">
          <draw:text-box>
            <text:p text:style-name="P3"><text:span text:style-name="T2">signalk.org</text:span></text:p>
          </draw:text-box>
        </draw:frame>
        <draw:frame draw:style-name="gr1" draw:text-style-name="P6" draw:layer="layout" svg:width="13cm" svg:height="5.768cm" svg:x="0.224cm" svg:y="9.6cm">
          <draw:text-box>
            <text:list text:style-name="L2">
              <text:list-item>
                <text:p text:style-name="P5"><text:span text:style-name="T3">OpenSource Software für professionelles Datenmanagement</text:span></text:p>
              </text:list-item>
              <text:list-item>
                <text:p text:style-name="P5"><text:span text:style-name="T3">Integrierter NMEA0183-Multiplexer </text:span></text:p>
              </text:list-item>
              <text:list-item>
                <text:p text:style-name="P5"><text:span text:style-name="T3">Unterstützt NMEA2000 </text:span></text:p>
              </text:list-item>
              <text:list-item>
                <text:p text:style-name="P5"><text:span text:style-name="T3">Systematische, themenbezogene Datenaufbereitung (JSON)</text:span></text:p>
              </text:list-item>
              <text:list-item>
                <text:p text:style-name="P5"><text:span text:style-name="T3">Ethernet netzwerkfähig</text:span></text:p>
              </text:list-item>
            </text:list>
          </draw:text-box>
        </draw:frame>
        <draw:frame draw:style-name="gr2" draw:text-style-name="P7" draw:layer="layout" svg:width="6.2cm" svg:height="4.991cm" svg:x="15.2cm" svg:y="1.609cm">
          <draw:image xlink:href="Pictures/10000201000002F700000263533DE686E187E520.png" xlink:type="simple" xlink:show="embed" xlink:actuate="onLoad">
            <text:p/>
          </draw:image>
        </draw:frame>
        <draw:frame draw:style-name="gr2" draw:text-style-name="P7" draw:layer="layout" svg:width="6.9cm" svg:height="4.516cm" svg:x="20.2cm" svg:y="2.884cm">
          <draw:image xlink:href="Pictures/10000201000002CB000001D4596C47BD0657353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A6D82C78A4FEBD0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orlage_5f_Boot_5f_2020_5f_16_3a_9_5f_Monitor-background" style:display-name="Vorlage_Boot_2020_16:9_Monitor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Vorlage_5f_Boot_5f_2020_5f_16_3a_9_5f_Monitor-backgroundobjects" style:display-name="Vorlage_Boot_2020_16:9_Monito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Boot_5f_2020_5f_16_3a_9_5f_Monitor-notes" style:display-name="Vorlage_Boot_2020_16:9_Monito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outline1" style:display-name="Vorlage_Boot_2020_16:9_Monitor-outline1" style:family="presentation">
      <style:graphic-properties draw:stroke="none" draw:fill="none" draw:auto-grow-height="false" draw:fit-to-size="shrink-to-fit">
        <text:list-style style:name="Vorlage_5f_Boot_5f_2020_5f_16_3a_9_5f_Monitor-outline1" style:display-name="Vorlage_Boot_2020_16:9_Monito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outline2" style:display-name="Vorlage_Boot_2020_16:9_Monitor-outline2" style:family="presentation" style:parent-style-name="Vorlage_5f_Boot_5f_2020_5f_16_3a_9_5f_Monitor-outline1">
      <style:paragraph-properties fo:margin-left="0cm" fo:margin-right="0cm" fo:margin-top="0.299cm" fo:margin-bottom="0cm" fo:text-indent="0cm"/>
      <style:text-properties fo:font-size="21.1000003814697pt" style:font-size-asian="28pt" style:font-size-complex="28pt"/>
    </style:style>
    <style:style style:name="Vorlage_5f_Boot_5f_2020_5f_16_3a_9_5f_Monitor-outline3" style:display-name="Vorlage_Boot_2020_16:9_Monitor-outline3" style:family="presentation" style:parent-style-name="Vorlage_5f_Boot_5f_2020_5f_16_3a_9_5f_Monitor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Vorlage_5f_Boot_5f_2020_5f_16_3a_9_5f_Monitor-outline4" style:display-name="Vorlage_Boot_2020_16:9_Monitor-outline4" style:family="presentation" style:parent-style-name="Vorlage_5f_Boot_5f_2020_5f_16_3a_9_5f_Monitor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Vorlage_5f_Boot_5f_2020_5f_16_3a_9_5f_Monitor-outline5" style:display-name="Vorlage_Boot_2020_16:9_Monitor-outline5" style:family="presentation" style:parent-style-name="Vorlage_5f_Boot_5f_2020_5f_16_3a_9_5f_Monitor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6" style:display-name="Vorlage_Boot_2020_16:9_Monitor-outline6" style:family="presentation" style:parent-style-name="Vorlage_5f_Boot_5f_2020_5f_16_3a_9_5f_Monitor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7" style:display-name="Vorlage_Boot_2020_16:9_Monitor-outline7" style:family="presentation" style:parent-style-name="Vorlage_5f_Boot_5f_2020_5f_16_3a_9_5f_Monitor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8" style:display-name="Vorlage_Boot_2020_16:9_Monitor-outline8" style:family="presentation" style:parent-style-name="Vorlage_5f_Boot_5f_2020_5f_16_3a_9_5f_Monitor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9" style:display-name="Vorlage_Boot_2020_16:9_Monitor-outline9" style:family="presentation" style:parent-style-name="Vorlage_5f_Boot_5f_2020_5f_16_3a_9_5f_Monitor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subtitle" style:display-name="Vorlage_Boot_2020_16:9_Monitor-subtitle" style:family="presentation">
      <style:graphic-properties draw:stroke="none" draw:fill="none" draw:textarea-vertical-align="middle">
        <text:list-style style:name="Vorlage_5f_Boot_5f_2020_5f_16_3a_9_5f_Monitor-subtitle" style:display-name="Vorlage_Boot_2020_16:9_Monito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title" style:display-name="Vorlage_Boot_2020_16:9_Monitor-title" style:family="presentation">
      <style:graphic-properties draw:stroke="none" draw:fill="none" draw:textarea-vertical-align="middle">
        <text:list-style style:name="Vorlage_5f_Boot_5f_2020_5f_16_3a_9_5f_Monitor-title" style:display-name="Vorlage_Boot_2020_16:9_Monito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orlage_5f_Boot_5f_2020_5f_16_3a_9_5f_Monitor-backgroundobjects">
      <style:graphic-properties draw:stroke="none" draw:fill="none" draw:fill-color="#ffffff" draw:auto-grow-height="false" fo:min-height="1.449cm"/>
    </style:style>
    <style:style style:name="Mpr2" style:family="presentation" style:parent-style-name="Vorlage_5f_Boot_5f_2020_5f_16_3a_9_5f_Monitor-backgroundobjects">
      <style:graphic-properties draw:stroke="none" draw:fill="none" draw:fill-color="#ffffff" draw:auto-grow-height="false" fo:min-height="1.485cm"/>
    </style:style>
    <style:style style:name="Mpr3" style:family="presentation" style:parent-style-name="Vorlage_5f_Boot_5f_2020_5f_16_3a_9_5f_Monito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Vorlage_5f_Boot_5f_2020_5f_16_3a_9_5f_Monitor" style:display-name="Vorlage_Boot_2020_16:9_Monitor" style:page-layout-name="PM1" draw:style-name="Mdp1">
      <draw:frame presentation:style-name="Vorlage_5f_Boot_5f_2020_5f_16_3a_9_5f_Monitor-title" draw:layer="backgroundobjects" svg:width="25.199cm" svg:height="2.63cm" svg:x="1.4cm" svg:y="0.626cm" presentation:class="title" presentation:placeholder="true">
        <draw:text-box/>
      </draw:frame>
      <draw:frame presentation:style-name="Vorlage_5f_Boot_5f_2020_5f_16_3a_9_5f_Monitor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Vorlage_5f_Boot_5f_2020_5f_16_3a_9_5f_Monitor-title" draw:layer="backgroundobjects" svg:width="14.848cm" svg:height="11.136cm" svg:x="3.075cm" svg:y="2.257cm" presentation:class="page"/>
        <draw:frame presentation:style-name="Vorlage_5f_Boot_5f_2020_5f_16_3a_9_5f_Monito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3T19:03:25.870332222</meta:creation-date>
    <meta:editing-duration>PT4H43M10S</meta:editing-duration>
    <meta:editing-cycles>26</meta:editing-cycles>
    <meta:generator>LibreOffice/5.1.6.2$Linux_X86_64 LibreOffice_project/10m0$Build-2</meta:generator>
    <dc:date>2019-12-28T11:31:29.277288099</dc:date>
    <meta:document-statistic meta:object-count="29"/>
  </office:meta>
</office:document-meta>
</file>